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pitch="variable"/>
    <style:font-face style:name="Verdana-Bold" svg:font-family="Verdana-Bold" style:font-pitch="variable"/>
    <style:font-face style:name="Verdana1" svg:font-family="Verdana" style:font-family-generic="swiss" style:font-pitch="variable"/>
  </office:font-face-decls>
  <office:automatic-styles>
    <style:style style:name="P1" style:family="paragraph" style:parent-style-name="Standard">
      <style:text-properties officeooo:paragraph-rsid="0002ac0b"/>
    </style:style>
    <style:style style:name="P2" style:family="paragraph" style:parent-style-name="Standard">
      <style:text-properties style:font-name="Verdana1"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style:font-name="Verdana1" fo:font-size="12pt" officeooo:paragraph-rsid="0002ac0b" style:font-size-asian="12pt" style:font-size-complex="12pt"/>
    </style:style>
    <style:style style:name="P4" style:family="paragraph" style:parent-style-name="Standard">
      <style:text-properties style:text-underline-style="solid" style:text-underline-width="auto" style:text-underline-color="font-color" officeooo:paragraph-rsid="0002ac0b"/>
    </style:style>
    <style:style style:name="P5" style:family="paragraph" style:parent-style-name="Standard">
      <style:text-properties style:text-underline-style="solid" style:text-underline-width="auto" style:text-underline-color="font-color" fo:font-weight="normal" officeooo:paragraph-rsid="000477ee"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059f32" officeooo:paragraph-rsid="00059f32"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059f32" officeooo:paragraph-rsid="0006b32a"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614ac" officeooo:paragraph-rsid="000614ac" style:font-weight-asian="normal" style:font-weight-complex="normal"/>
    </style:style>
    <style:style style:name="P9" style:family="paragraph" style:parent-style-name="Standard">
      <style:paragraph-properties fo:margin-top="0in" fo:margin-bottom="0.1665in" style:contextual-spacing="false"/>
      <style:text-properties style:text-underline-style="solid" style:text-underline-width="auto" style:text-underline-color="font-color" fo:font-weight="normal" officeooo:rsid="0006b32a" officeooo:paragraph-rsid="0006b32a" style:font-weight-asian="normal" style:font-weight-complex="normal"/>
    </style:style>
    <style:style style:name="P10" style:family="paragraph" style:parent-style-name="Standard">
      <style:text-properties fo:font-size="18pt" style:text-underline-style="solid" style:text-underline-width="auto" style:text-underline-color="font-color" fo:font-weight="bold" officeooo:rsid="0006b32a" officeooo:paragraph-rsid="0006b32a" style:font-size-asian="18pt" style:font-weight-asian="bold" style:font-size-complex="18pt" style:font-weight-complex="bold"/>
    </style:style>
    <style:style style:name="T1" style:family="text">
      <style:text-properties officeooo:rsid="00016d5c"/>
    </style:style>
    <style:style style:name="T2" style:family="text">
      <style:text-properties style:text-underline-style="none" fo:font-weight="normal" officeooo:rsid="0002ac0b" style:font-weight-asian="normal" style:font-weight-complex="normal"/>
    </style:style>
    <style:style style:name="T3" style:family="text">
      <style:text-properties officeooo:rsid="0002ac0b"/>
    </style:style>
    <style:style style:name="T4" style:family="text">
      <style:text-properties style:font-name="Gentium Book Basic" fo:font-size="14pt" officeooo:rsid="0002ac0b" style:font-size-asian="14pt" style:font-size-complex="14pt"/>
    </style:style>
    <style:style style:name="T5" style:family="text">
      <style:text-properties fo:color="#1b1f22" loext:opacity="100%" style:font-name="Verdana-Bold" fo:font-size="18pt" fo:font-weight="bold" officeooo:rsid="0002ac0b" style:font-size-asian="18pt" style:font-weight-asian="bold" style:font-size-complex="14pt"/>
    </style:style>
    <style:style style:name="T6" style:family="text">
      <style:text-properties fo:color="#000000" loext:opacity="100%" style:font-name="Verdana" fo:font-size="12pt" style:text-underline-style="none" officeooo:rsid="0002ac0b" style:font-size-asian="12pt" style:font-size-complex="14pt"/>
    </style:style>
    <style:style style:name="T7" style:family="text">
      <style:text-properties fo:color="#000000" loext:opacity="100%" style:font-name="Verdana" fo:font-size="12pt" style:text-underline-style="none" officeooo:rsid="000477ee" style:font-size-asian="12pt" style:font-size-complex="14pt"/>
    </style:style>
    <style:style style:name="T8" style:family="text">
      <style:text-properties fo:color="#000000" loext:opacity="100%" style:font-name="Verdana" fo:font-size="12pt" style:text-underline-style="none" officeooo:rsid="00057e37" style:font-size-asian="12pt" style:font-size-complex="14pt"/>
    </style:style>
    <style:style style:name="T9" style:family="text">
      <style:text-properties fo:color="#000000" loext:opacity="100%" style:font-name="Verdana" fo:font-size="12pt" style:text-underline-style="none" style:font-size-asian="12pt" style:font-size-complex="14pt"/>
    </style:style>
    <style:style style:name="T10" style:family="text">
      <style:text-properties fo:color="#000000" loext:opacity="100%" style:font-name="Verdana" fo:font-size="12pt" style:text-underline-style="none" officeooo:rsid="000614ac" style:font-size-asian="12pt" style:font-size-complex="14pt"/>
    </style:style>
    <style:style style:name="T11" style:family="text">
      <style:text-properties fo:color="#000000" loext:opacity="100%" style:font-name="Verdana" fo:font-size="12pt" style:text-underline-style="none" officeooo:rsid="0006b32a" style:font-size-asian="12pt" style:font-size-complex="14pt"/>
    </style:style>
    <style:style style:name="T12" style:family="text">
      <style:text-properties fo:color="#000000" loext:opacity="100%" style:font-name="Verdana" fo:font-size="12pt" style:text-underline-style="none" officeooo:rsid="00072afe" style:font-size-asian="12pt" style:font-size-complex="14pt"/>
    </style:style>
    <style:style style:name="T13" style:family="text">
      <style:text-properties fo:color="#000000" loext:opacity="100%" style:font-name="Verdana" fo:font-size="12pt" style:text-underline-style="none" officeooo:rsid="0007be3b" style:font-size-asian="12pt" style:font-size-complex="14pt"/>
    </style:style>
    <style:style style:name="T14" style:family="text">
      <style:text-properties fo:color="#000000" loext:opacity="100%" style:font-name="Verdana" fo:font-size="12pt" style:text-underline-style="none" officeooo:rsid="0009bae9" style:font-size-asian="12pt" style:font-size-complex="14pt"/>
    </style:style>
    <style:style style:name="T15" style:family="text">
      <style:text-properties fo:color="#000000" loext:opacity="100%" style:font-name="Verdana" fo:font-size="12pt" style:text-underline-style="none" officeooo:rsid="000a3623" style:font-size-asian="12pt" style:font-size-complex="14pt"/>
    </style:style>
    <style:style style:name="T16" style:family="text">
      <style:text-properties fo:color="#000000" loext:opacity="100%" style:font-name="Verdana" fo:font-size="12pt" style:text-underline-style="none" fo:font-weight="bold" officeooo:rsid="000477ee" style:font-size-asian="12pt" style:font-weight-asian="bold" style:font-size-complex="14pt" style:font-weight-complex="bold"/>
    </style:style>
    <style:style style:name="T17" style:family="text">
      <style:text-properties fo:color="#000000" loext:opacity="100%" style:font-name="Verdana" fo:font-size="12pt" style:text-underline-style="none" fo:font-weight="bold" officeooo:rsid="0002ac0b" style:font-size-asian="12pt" style:font-weight-asian="bold" style:font-size-complex="14pt" style:font-weight-complex="bold"/>
    </style:style>
    <style:style style:name="T18" style:family="text">
      <style:text-properties fo:color="#000000" loext:opacity="100%" style:font-name="Verdana" fo:font-size="12pt" style:text-underline-style="none" fo:font-weight="bold" style:font-size-asian="12pt" style:font-weight-asian="bold" style:font-size-complex="14pt" style:font-weight-complex="bold"/>
    </style:style>
    <style:style style:name="T19" style:family="text">
      <style:text-properties fo:color="#000000" loext:opacity="100%" style:font-name="Verdana" fo:font-size="12pt" style:text-underline-style="none" fo:font-weight="bold" officeooo:rsid="0006b32a" style:font-size-asian="12pt" style:font-weight-asian="bold" style:font-size-complex="14pt" style:font-weight-complex="bold"/>
    </style:style>
    <style:style style:name="T20" style:family="text">
      <style:text-properties fo:color="#000000" loext:opacity="100%" style:font-name="Verdana1" fo:font-size="12pt" style:text-underline-style="none" officeooo:rsid="0002ac0b" style:font-size-asian="12pt" style:font-size-complex="12pt"/>
    </style:style>
    <style:style style:name="T21" style:family="text">
      <style:text-properties fo:color="#000000" loext:opacity="100%" style:font-name="Verdana1" fo:font-size="12pt" style:text-underline-style="none" style:font-size-asian="12pt" style:font-size-complex="12pt"/>
    </style:style>
    <style:style style:name="T22" style:family="text">
      <style:text-properties fo:color="#000000" loext:opacity="100%" style:font-name="Verdana1" fo:font-size="12pt" style:text-underline-style="none" officeooo:rsid="0006b32a" style:font-size-asian="12pt" style:font-size-complex="12pt"/>
    </style:style>
    <style:style style:name="T23" style:family="text">
      <style:text-properties fo:color="#000000" loext:opacity="100%" style:font-name="Verdana1" fo:font-size="12pt" style:text-underline-style="none" officeooo:rsid="00072afe" style:font-size-asian="12pt" style:font-size-complex="12pt"/>
    </style:style>
    <style:style style:name="T24" style:family="text">
      <style:text-properties fo:color="#000000" loext:opacity="100%" style:font-name="Verdana1" fo:font-size="12pt" style:text-underline-style="none" fo:font-weight="bold" officeooo:rsid="0006b32a" style:font-size-asian="12pt" style:font-weight-asian="bold" style:font-size-complex="12pt" style:font-weight-complex="bold"/>
    </style:style>
    <style:style style:name="T25" style:family="text">
      <style:text-properties fo:color="#000000" loext:opacity="100%" style:font-name="Verdana1" officeooo:rsid="0006b32a"/>
    </style:style>
    <style:style style:name="T26" style:family="text">
      <style:text-properties fo:color="#000000" loext:opacity="100%" style:font-name="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Scope </text:span></text:p>
      <text:p text:style-name="P2"/>
      <text:p text:style-name="P3"><text:span text:style-name="T2">Jasmin, Lacey, and </text:span>Arkajia <text:span text:style-name="T3">will be using all resources and software we have learned throughout the course to complete the project in a timely matter. We will use the tool of our interest and/or tools that may help us finish our task at hand. We may use other software and tool if need be but that would be in each ones interest.</text:span></text:p>
      <text:p text:style-name="P1"><text:span text:style-name="T4"/></text:p>
      <text:p text:style-name="P4"><text:span text:style-name="T5">Functional requirements</text:span></text:p>
      <text:p text:style-name="P4"><text:span text:style-name="T5"/></text:p>
      <text:p text:style-name="P5"><text:span text:style-name="T17">Data Wrangling</text:span><text:span text:style-name="T6">: The downloaded dataset </text:span><text:span text:style-name="T7">will</text:span><text:span text:style-name="T6"> be cleaned up for analyzing. Columns and unusable columns </text:span><text:span text:style-name="T7">will</text:span><text:span text:style-name="T6"> be removed. As the dataset </text:span><text:span text:style-name="T7">has a lot of important data</text:span><text:span text:style-name="T6">, </text:span><text:span text:style-name="T20">Jasmin, Lacey, and Arkajia</text:span><text:span text:style-name="T6"> </text:span><text:span text:style-name="T7">will</text:span><text:span text:style-name="T6"> sub-stetted</text:span><text:span text:style-name="T7"> and prepared for proper analysis.</text:span></text:p>
      <text:p text:style-name="P5"><text:span text:style-name="T7"/></text:p>
      <text:p text:style-name="P6"><text:span text:style-name="T16">G</text:span><text:span text:style-name="T18">it-Hub:</text:span><text:span text:style-name="T9"> Will be one of our connections for passing and reviewing the dataset. </text:span><text:span text:style-name="T10">This will also help us work simultaneously on the dataset and upload data.</text:span></text:p>
      <text:p text:style-name="P6"><text:span text:style-name="T10"/></text:p>
      <text:p text:style-name="P8"><text:span text:style-name="T18">Trello:</text:span><text:span text:style-name="T9"> Will be the other program that will </text:span><text:span text:style-name="T11">help us </text:span><text:span text:style-name="T9">organize our “To Do” </text:span><text:span text:style-name="T11">work and keeps us notified on due dates. Here we can communicate with each other and leave notes for each team member to view and correct or look over any thing that needs it be reviewed. It also lets us know what team member is work on what data at a glance. Also lets us know who has completed what data that way there not multiple team members working on the same job.</text:span></text:p>
      <text:p text:style-name="P5"><text:span text:style-name="T7"/></text:p>
      <text:p text:style-name="P5"><text:span text:style-name="T16">Data Analysis</text:span><text:span text:style-name="T7">: </text:span><text:span text:style-name="T20">Jasmin, Lacey, and Arkajia</text:span><text:span text:style-name="T7"> will go throughly through the dataset to understand everything the dataset is stating. We will go through each column means, test values and make sure they are measured correctly. We will brainstorm all our questions to ask, also ask what we can gather from the dataset. </text:span><text:span text:style-name="T8">We will t</text:span><text:span text:style-name="T7">hen, </text:span><text:span text:style-name="T8">compute our information with</text:span><text:span text:style-name="T7"> the proper functions to create models, predictions, </text:span><text:span text:style-name="T8">correct any errors that may/or may not occur.</text:span></text:p>
      <text:p text:style-name="P5"><text:span text:style-name="T8"/></text:p>
      <text:p text:style-name="P7"><text:span text:style-name="T19">Data Visualization</text:span><text:span text:style-name="T18">:</text:span><text:span text:style-name="T9"> J</text:span><text:span text:style-name="T20">asmin, Lacey, and Arkajia </text:span><text:span text:style-name="T21">will run dataset through t</text:span><text:span text:style-name="T22">ableau</text:span><text:span text:style-name="T21"> to produce beautiful detail graphs. To use in our final presentation. We will create different graph and choose the best one that explains and showcases our dataset with ease understanding. </text:span><text:span text:style-name="T22">Once chosen we will compile all the information and showcase it on a Power Point presentation.</text:span></text:p>
      <text:p text:style-name="P7"><text:span text:style-name="T22"/></text:p>
      <text:p text:style-name="P7"><text:span text:style-name="T24">Presentation:</text:span><text:span text:style-name="T22"> for our final presentation we will work with our mentor and professor to schedule a dat and time to present via Zoom. We will make sure all communication are ready and clear for everyone attending can hear and understand us. We will all be very professional for this important event. </text:span><text:span text:style-name="T23">We will keep the presentation about 20 mins. </text:span></text:p>
      <text:p text:style-name="P7"><text:span text:style-name="T22"/></text:p>
      <text:p text:style-name="P10"><text:span text:style-name="T25">P</text:span><text:span text:style-name="T26">ersonnel requirements</text:span></text:p>
      <text:p text:style-name="P6"><text:span text:style-name="T21"/></text:p>
      <text:p text:style-name="P9"><text:span text:style-name="T8">O</text:span><text:span text:style-name="T9">ur team consist of varies background and careers. We will bring all of our knowledge learned from life and other institutes to make sure the final project is a success. We will meet once a week through Zoom, Slack, </text:span><text:span text:style-name="T12">Trello, and other means of communication to have </text:span><text:soft-page-break/><text:span text:style-name="T12">everyone on the same page.</text:span><text:span text:style-name="T9"> </text:span><text:span text:style-name="T12">On our weekly meeting we review what we did the past week and what we need to do </text:span><text:span text:style-name="T14">ac</text:span><text:span text:style-name="T13">complish </text:span><text:span text:style-name="T12">the </text:span><text:span text:style-name="T13">following </text:span><text:span text:style-name="T12">week. </text:span><text:span text:style-name="T14">We will take turns being scrum manager to gain experience in delegating </text:span><text:span text:style-name="T15">and reporting to mentors and professor.</text:span></text:p>
      <text:p text:style-name="P5"><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pitch="variable"/>
    <style:font-face style:name="Verdana-Bold" svg:font-family="Verdana-Bold" style:font-pitch="variable"/>
    <style:font-face style:name="Verdana1"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665in" fo:margin-bottom="0.7874in" fo:margin-left="0.3575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3T07:59:30.260831529</meta:creation-date>
    <dc:date>2022-05-13T21:39:48.923034552</dc:date>
    <meta:editing-duration>PT11H29M14S</meta:editing-duration>
    <meta:editing-cycles>2</meta:editing-cycles>
    <meta:generator>LibreOffice/7.2.1.2$MacOSX_X86_64 LibreOffice_project/87b77fad49947c1441b67c559c339af8f3517e22</meta:generator>
    <meta:document-statistic meta:table-count="0" meta:image-count="0" meta:object-count="0" meta:page-count="2" meta:paragraph-count="11" meta:word-count="500" meta:character-count="2892" meta:non-whitespace-character-count="2400"/>
  </office:meta>
</office:document-meta>
</file>